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16in"/>
    </style:style>
    <style:style style:name="co3" style:family="table-column">
      <style:table-column-properties fo:break-before="auto" style:column-width="1.5016in"/>
    </style:style>
    <style:style style:name="co4" style:family="table-column">
      <style:table-column-properties fo:break-before="auto" style:column-width="1.5047in"/>
    </style:style>
    <style:style style:name="co5" style:family="table-column">
      <style:table-column-properties fo:break-before="auto" style:column-width="1.066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9c3" style:text-align-source="fix" style:repeat-content="false" fo:border-left="0.0138in solid #00000a" fo:border-right="none" fo:border-top="0.0138in solid #00000a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ackground-color="#ddd9c3" style:text-align-source="fix" style:repeat-content="false" fo:border-left="0.0138in solid #00000a" fo:border-right="none" fo:border-top="none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08in solid #00000a" fo:background-color="#ddd9c3" fo:border-left="0.0138in solid #00000a" fo:border-right="0.0008in solid #00000a" fo:border-top="0.0008in solid #00000a"/>
      <style:text-properties style:use-window-font-color="true" style:text-outline="false" style:text-line-through-style="none" style:font-name="Times New Roman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08in solid #00000a" fo:background-color="#ddd9c3" fo:border-left="0.0138in solid #00000a" fo:border-right="0.0008in solid #00000a" fo:border-top="none"/>
      <style:text-properties style:use-window-font-color="true" style:text-outline="false" style:text-line-through-style="none" style:font-name="Times New Roman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138in solid #00000a" fo:background-color="#ddd9c3" fo:border-left="0.0138in solid #00000a" fo:border-right="0.0008in solid #00000a" fo:border-top="none"/>
      <style:text-properties style:use-window-font-color="true" style:text-outline="false" style:text-line-through-style="none" style:font-name="Times New Roman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008in solid #000000"/>
    </style:style>
    <style:style style:name="ce8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ddd9c3" style:text-align-source="fix" style:repeat-content="false" fo:border-left="none" fo:border-right="0.0008in solid #00000a" fo:border-top="0.0138in solid #00000a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ackground-color="#ddd9c3" style:text-align-source="fix" style:repeat-content="false" fo:border-left="none" fo:border-right="0.0008in solid #00000a" fo:border-top="none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08in solid #00000a" fo:background-color="#ddd9c3" style:text-align-source="fix" style:repeat-content="false" fo:border-left="none" fo:border-right="0.0008in solid #00000a" fo:border-top="0.0008in solid #00000a"/>
      <style:paragraph-properties fo:text-align="center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008in solid #00000a" fo:background-color="#ddd9c3" style:text-align-source="fix" style:repeat-content="false" fo:border-left="none" fo:border-right="0.0008in solid #00000a" fo:border-top="none"/>
      <style:paragraph-properties fo:text-align="center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138in solid #00000a" fo:background-color="#ddd9c3" style:text-align-source="fix" style:repeat-content="false" fo:border-left="none" fo:border-right="0.0008in solid #00000a" fo:border-top="none"/>
      <style:paragraph-properties fo:text-align="center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fo:background-color="#ddd9c3" style:text-align-source="fix" style:repeat-content="false" fo:border-left="none" fo:border-right="none" fo:border-top="0.0138in solid #00000a"/>
      <style:paragraph-properties fo:text-align="center"/>
      <style:text-properties style:use-window-font-color="true" style:text-outline="false" style:text-line-through-style="none" style:font-name="Times New Roman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dd9c3"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008in solid #00000a" fo:background-color="#ffffff" style:text-align-source="fix" style:repeat-content="false" fo:border-left="none" fo:border-right="0.0008in solid #00000a" fo:border-top="0.0008in solid #00000a"/>
      <style:paragraph-properties fo:text-align="end"/>
      <style:text-properties style:use-window-font-color="true" style:text-outline="false" style:text-line-through-style="none" style:font-name="Times New Roman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008in solid #00000a" fo:background-color="#ffffff" style:text-align-source="fix" style:repeat-content="false" fo:border-left="none" fo:border-right="0.0008in solid #00000a" fo:border-top="none"/>
      <style:paragraph-properties fo:text-align="end"/>
      <style:text-properties style:use-window-font-color="true" style:text-outline="false" style:text-line-through-style="none" style:font-name="Times New Roman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138in solid #00000a" fo:background-color="#ffffff" style:text-align-source="fix" style:repeat-content="false" fo:border-left="none" fo:border-right="0.0008in solid #00000a" fo:border-top="none"/>
      <style:paragraph-properties fo:text-align="end"/>
      <style:text-properties style:use-window-font-color="true" style:text-outline="false" style:text-line-through-style="none" style:font-name="Times New Roman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00" fo:border="0.0008in solid #000000"/>
    </style:style>
    <style:style style:name="ce23" style:family="table-cell" style:parent-style-name="Default">
      <style:table-cell-properties fo:background-color="transparent" fo:border="0.0008in solid #000000"/>
    </style:style>
    <style:style style:name="ce24" style:family="table-cell" style:parent-style-name="Default">
      <style:table-cell-properties fo:border-bottom="none" fo:background-color="#ddd9c3" style:text-align-source="fix" style:repeat-content="false" fo:border-left="0.0008in solid #00000a" fo:border-right="0.0008in solid #00000a" fo:border-top="0.0138in solid #00000a"/>
      <style:paragraph-properties fo:text-align="center"/>
      <style:text-properties style:use-window-font-color="true" style:text-outline="false" style:text-line-through-style="none" style:font-name="Times New Roman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008in solid #00000a" fo:background-color="#ddd9c3" style:text-align-source="fix" style:repeat-content="false" fo:border-left="0.0008in solid #00000a" fo:border-right="0.0008in solid #00000a" fo:border-top="none"/>
      <style:paragraph-properties fo:text-align="center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ackground-color="#ddd9c3" style:text-align-source="fix" style:repeat-content="false" fo:border-left="none" fo:border-right="none" fo:border-top="0.0138in solid #00000a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9c3" style:text-align-source="fix" style:repeat-content="false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background-color="#ddd9c3" style:text-align-source="fix" style:repeat-content="false" fo:border-left="none" fo:border-right="0.0138in solid #00000a" fo:border-top="0.0138in solid #00000a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fo:background-color="#ddd9c3" style:text-align-source="fix" style:repeat-content="false" fo:border-left="none" fo:border-right="0.0138in solid #00000a" fo:border-top="none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008in solid #00000a" fo:background-color="#ddd9c3" fo:border-left="none" fo:border-right="0.0138in solid #00000a" fo:border-top="0.0008in solid #00000a"/>
      <style:text-properties style:use-window-font-color="true" style:text-outline="false" style:text-line-through-style="none" style:font-name="Times New Roman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008in solid #00000a" fo:background-color="#ddd9c3" fo:border-left="none" fo:border-right="0.0138in solid #00000a" fo:border-top="none"/>
      <style:text-properties style:use-window-font-color="true" style:text-outline="false" style:text-line-through-style="none" style:font-name="Times New Roman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138in solid #00000a" fo:background-color="#ddd9c3" fo:border-left="none" fo:border-right="0.0138in solid #00000a" fo:border-top="none"/>
      <style:text-properties style:use-window-font-color="true" style:text-outline="false" style:text-line-through-style="none" style:font-name="Times New Roman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 table:number-rows-repeated="2">
          <table:table-cell table:number-columns-repeated="21"/>
        </table:table-row>
        <table:table-row table:style-name="ro2">
          <table:table-cell/>
          <table:table-cell table:style-name="ce1" office:value-type="string">
            <text:p> </text:p>
          </table:table-cell>
          <table:table-cell table:style-name="ce10" office:value-type="string">
            <text:p> </text:p>
          </table:table-cell>
          <table:table-cell table:style-name="ce17" office:value-type="string">
            <text:p>Fastball </text:p>
          </table:table-cell>
          <table:table-cell table:style-name="ce24" office:value-type="string">
            <text:p>Changeup</text:p>
          </table:table-cell>
          <table:table-cell table:style-name="ce17" office:value-type="string">
            <text:p>Curveball</text:p>
          </table:table-cell>
          <table:table-cell table:style-name="ce24" office:value-type="string">
            <text:p>Riseball</text:p>
          </table:table-cell>
          <table:table-cell table:style-name="ce17" office:value-type="string">
            <text:p>Dropball</text:p>
          </table:table-cell>
          <table:table-cell table:style-name="ce24" office:value-type="string">
            <text:p>Screwball</text:p>
          </table:table-cell>
          <table:table-cell table:style-name="ce26" office:value-type="string">
            <text:p> </text:p>
          </table:table-cell>
          <table:table-cell table:style-name="ce28" office:value-type="string">
            <text:p> </text:p>
          </table:table-cell>
          <table:table-cell table:number-columns-repeated="10"/>
        </table:table-row>
        <table:table-row table:style-name="ro2">
          <table:table-cell/>
          <table:table-cell table:style-name="ce2" office:value-type="string">
            <text:p> </text:p>
          </table:table-cell>
          <table:table-cell table:style-name="ce11" office:value-type="string">
            <text:p> </text:p>
          </table:table-cell>
          <table:table-cell table:style-name="ce18" office:value-type="string">
            <text:p>(E1)</text:p>
          </table:table-cell>
          <table:table-cell table:style-name="ce25" office:value-type="string">
            <text:p>(E2)</text:p>
          </table:table-cell>
          <table:table-cell table:style-name="ce18" office:value-type="string">
            <text:p>(E3)</text:p>
          </table:table-cell>
          <table:table-cell table:style-name="ce25" office:value-type="string">
            <text:p>(E4)</text:p>
          </table:table-cell>
          <table:table-cell table:style-name="ce18" office:value-type="string">
            <text:p>(E5)</text:p>
          </table:table-cell>
          <table:table-cell table:style-name="ce25" office:value-type="string">
            <text:p>(E6)</text:p>
          </table:table-cell>
          <table:table-cell table:style-name="ce27" office:value-type="string">
            <text:p> </text:p>
          </table:table-cell>
          <table:table-cell table:style-name="ce29" office:value-type="string">
            <text:p> </text:p>
          </table:table-cell>
          <table:table-cell table:number-columns-repeated="10"/>
        </table:table-row>
        <table:table-row table:style-name="ro2">
          <table:table-cell/>
          <table:table-cell table:style-name="ce3" office:value-type="string">
            <text:p>Atrás</text:p>
          </table:table-cell>
          <table:table-cell table:style-name="ce12" office:value-type="string">
            <text:p>(C1)</text:p>
          </table:table-cell>
          <table:table-cell table:style-name="ce19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19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style-name="ce20" office:value-type="float" office:value="2">
            <text:p>2</text:p>
          </table:table-cell>
          <table:table-cell table:style-name="ce12" office:value-type="string">
            <text:p>(C1)</text:p>
          </table:table-cell>
          <table:table-cell table:style-name="ce30" office:value-type="string">
            <text:p>Delante</text:p>
          </table:table-cell>
          <table:table-cell table:number-columns-repeated="10"/>
        </table:table-row>
        <table:table-row table:style-name="ro2">
          <table:table-cell/>
          <table:table-cell table:style-name="ce4" office:value-type="string">
            <text:p>No Alineados</text:p>
          </table:table-cell>
          <table:table-cell table:style-name="ce13" office:value-type="string">
            <text:p>(C2)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13" office:value-type="string">
            <text:p>(C2)</text:p>
          </table:table-cell>
          <table:table-cell table:style-name="ce31" office:value-type="string">
            <text:p>Alineados</text:p>
          </table:table-cell>
          <table:table-cell table:number-columns-repeated="10"/>
        </table:table-row>
        <table:table-row table:style-name="ro2">
          <table:table-cell/>
          <table:table-cell table:style-name="ce4" office:value-type="string">
            <text:p>Atrás</text:p>
          </table:table-cell>
          <table:table-cell table:style-name="ce13" office:value-type="string">
            <text:p>(C3)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13" office:value-type="string">
            <text:p>(C3)</text:p>
          </table:table-cell>
          <table:table-cell table:style-name="ce31" office:value-type="string">
            <text:p>Delante</text:p>
          </table:table-cell>
          <table:table-cell table:number-columns-repeated="10"/>
        </table:table-row>
        <table:table-row table:style-name="ro2">
          <table:table-cell/>
          <table:table-cell table:style-name="ce4" office:value-type="string">
            <text:p>Poco</text:p>
          </table:table-cell>
          <table:table-cell table:style-name="ce13" office:value-type="string">
            <text:p>(C4)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13" office:value-type="string">
            <text:p>(C4)</text:p>
          </table:table-cell>
          <table:table-cell table:style-name="ce31" office:value-type="string">
            <text:p>Mucho</text:p>
          </table:table-cell>
          <table:table-cell table:number-columns-repeated="10"/>
        </table:table-row>
        <table:table-row table:style-name="ro2">
          <table:table-cell/>
          <table:table-cell table:style-name="ce4" office:value-type="string">
            <text:p>Recta</text:p>
          </table:table-cell>
          <table:table-cell table:style-name="ce13" office:value-type="string">
            <text:p>(C5)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4">
            <text:p>4</text:p>
          </table:table-cell>
          <table:table-cell table:style-name="ce13" office:value-type="string">
            <text:p>(C5)</text:p>
          </table:table-cell>
          <table:table-cell table:style-name="ce31" office:value-type="string">
            <text:p>Curva</text:p>
          </table:table-cell>
          <table:table-cell table:number-columns-repeated="10"/>
        </table:table-row>
        <table:table-row table:style-name="ro2">
          <table:table-cell/>
          <table:table-cell table:style-name="ce5" office:value-type="string">
            <text:p>Baja</text:p>
          </table:table-cell>
          <table:table-cell table:style-name="ce14" office:value-type="string">
            <text:p>(C6)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14" office:value-type="string">
            <text:p>(C6)</text:p>
          </table:table-cell>
          <table:table-cell table:style-name="ce32" office:value-type="string">
            <text:p>Alta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3">
          <table:table-cell table:number-columns-repeated="11"/>
          <table:table-cell table:style-name="ce6" office:value-type="string">
            <text:p>Distancias Negativas</text:p>
          </table:table-cell>
          <table:table-cell table:number-columns-repeated="9"/>
        </table:table-row>
        <table:table-row table:style-name="ro3">
          <table:table-cell/>
          <table:table-cell table:style-name="ce6" office:value-type="string">
            <text:p>Distancias positivas</text:p>
          </table:table-cell>
          <table:table-cell table:number-columns-repeated="19"/>
        </table:table-row>
        <table:table-row table:style-name="ro3">
          <table:table-cell/>
          <table:table-cell office:value-type="string">
            <text:p>Distancia entre c1 y c2</text:p>
          </table:table-cell>
          <table:table-cell/>
          <table:table-cell office:value-type="string">
            <text:p>(|2-2| + |2-2| + |2-2| + |1-2| + |3-2| + |2-1|)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14"/>
        </table:table-row>
        <table:table-row table:style-name="ro3">
          <table:table-cell/>
          <table:table-cell office:value-type="string">
            <text:p>Distancia entre c1 y c3</text:p>
          </table:table-cell>
          <table:table-cell/>
          <table:table-cell office:value-type="string">
            <text:p>(|2-2| + |2-2| + |2-2| + |1-2| + |3-1| + |2-3|)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"/>
          <table:table-cell office:value-type="string">
            <text:p>Valor Original</text:p>
          </table:table-cell>
          <table:table-cell office:value-type="string">
            <text:p>Reemplazo por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Distancia entre c1 y c4</text:p>
          </table:table-cell>
          <table:table-cell/>
          <table:table-cell office:value-type="string">
            <text:p>(|2-2| + |2-1| + |2-3| + |1-2| + |3-2| + |2-3|)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Distancia entre c1 y c5</text:p>
          </table:table-cell>
          <table:table-cell/>
          <table:table-cell office:value-type="string">
            <text:p>(|2-1| + |2-1| + |2-4| + |1-3| + |3-2| + |2-4|)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Distancia entre c1 y c6</text:p>
          </table:table-cell>
          <table:table-cell/>
          <table:table-cell office:value-type="string">
            <text:p>(|2-3| + |2-1| + |2-2| + |1-2| + |3-2| + |2-2|)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Distancia entre c2 y c3</text:p>
          </table:table-cell>
          <table:table-cell/>
          <table:table-cell office:value-type="string">
            <text:p>(|2-2| + |2-2| + |2-2| + |2-2| + |2-1| + |1-3|)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istancia entre c2 y c4</text:p>
          </table:table-cell>
          <table:table-cell/>
          <table:table-cell office:value-type="string">
            <text:p>(|2-2| + |2-1| + |2-3| + |2-2| + |2-2| + |1-3|)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"/>
          <table:table-cell table:style-name="ce1" office:value-type="string">
            <text:p> </text:p>
          </table:table-cell>
          <table:table-cell table:style-name="ce10" office:value-type="string">
            <text:p> </text:p>
          </table:table-cell>
          <table:table-cell table:style-name="ce17" office:value-type="string">
            <text:p>Fastball </text:p>
          </table:table-cell>
          <table:table-cell table:style-name="ce24" office:value-type="string">
            <text:p>Changeup</text:p>
          </table:table-cell>
          <table:table-cell table:style-name="ce17" office:value-type="string">
            <text:p>Curveball</text:p>
          </table:table-cell>
          <table:table-cell table:style-name="ce24" office:value-type="string">
            <text:p>Riseball</text:p>
          </table:table-cell>
          <table:table-cell table:style-name="ce17" office:value-type="string">
            <text:p>Dropball</text:p>
          </table:table-cell>
          <table:table-cell table:style-name="ce24" office:value-type="string">
            <text:p>Screwball</text:p>
          </table:table-cell>
          <table:table-cell table:style-name="ce26" office:value-type="string">
            <text:p> </text:p>
          </table:table-cell>
          <table:table-cell table:style-name="ce28" office:value-type="string">
            <text:p> </text:p>
          </table:table-cell>
        </table:table-row>
        <table:table-row table:style-name="ro2">
          <table:table-cell/>
          <table:table-cell office:value-type="string">
            <text:p>Distancia entre c2 y c5</text:p>
          </table:table-cell>
          <table:table-cell/>
          <table:table-cell office:value-type="string">
            <text:p>(|2-1| + |2-1| + |2-4| + |2-3| + |2-2| + |1-4|)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4"/>
          <table:table-cell table:style-name="ce2" office:value-type="string">
            <text:p> </text:p>
          </table:table-cell>
          <table:table-cell table:style-name="ce11" office:value-type="string">
            <text:p> </text:p>
          </table:table-cell>
          <table:table-cell table:style-name="ce18" office:value-type="string">
            <text:p>(E1)</text:p>
          </table:table-cell>
          <table:table-cell table:style-name="ce25" office:value-type="string">
            <text:p>(E2)</text:p>
          </table:table-cell>
          <table:table-cell table:style-name="ce18" office:value-type="string">
            <text:p>(E3)</text:p>
          </table:table-cell>
          <table:table-cell table:style-name="ce25" office:value-type="string">
            <text:p>(E4)</text:p>
          </table:table-cell>
          <table:table-cell table:style-name="ce18" office:value-type="string">
            <text:p>(E5)</text:p>
          </table:table-cell>
          <table:table-cell table:style-name="ce25" office:value-type="string">
            <text:p>(E6)</text:p>
          </table:table-cell>
          <table:table-cell table:style-name="ce27" office:value-type="string">
            <text:p> </text:p>
          </table:table-cell>
          <table:table-cell table:style-name="ce29" office:value-type="string">
            <text:p> </text:p>
          </table:table-cell>
        </table:table-row>
        <table:table-row table:style-name="ro2">
          <table:table-cell/>
          <table:table-cell office:value-type="string">
            <text:p>Distancia entre c2 y c6</text:p>
          </table:table-cell>
          <table:table-cell/>
          <table:table-cell office:value-type="string">
            <text:p>(|2-3| + |2-1| + |2-2| + |2-2| + |2-2| + |1-2|)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  <table:table-cell table:style-name="ce3" office:value-type="string">
            <text:p>Atrás</text:p>
          </table:table-cell>
          <table:table-cell table:style-name="ce12" office:value-type="string">
            <text:p>(C1)</text:p>
          </table:table-cell>
          <table:table-cell table:style-name="ce19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19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12" office:value-type="string">
            <text:p>(C1)</text:p>
          </table:table-cell>
          <table:table-cell table:style-name="ce30" office:value-type="string">
            <text:p>Delante</text:p>
          </table:table-cell>
        </table:table-row>
        <table:table-row table:style-name="ro2">
          <table:table-cell/>
          <table:table-cell office:value-type="string">
            <text:p>Distancia entre c3 y c4</text:p>
          </table:table-cell>
          <table:table-cell/>
          <table:table-cell office:value-type="string">
            <text:p>(|2-2| + |2-1| + |2-3| + |2-2| + |1-2| + |3-3|) 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  <table:table-cell table:style-name="ce4" office:value-type="string">
            <text:p>No Alineados</text:p>
          </table:table-cell>
          <table:table-cell table:style-name="ce13" office:value-type="string">
            <text:p>(C2)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13" office:value-type="string">
            <text:p>(C2)</text:p>
          </table:table-cell>
          <table:table-cell table:style-name="ce31" office:value-type="string">
            <text:p>Alineados</text:p>
          </table:table-cell>
        </table:table-row>
        <table:table-row table:style-name="ro2">
          <table:table-cell/>
          <table:table-cell office:value-type="string">
            <text:p>Distancia entre c3 y c5</text:p>
          </table:table-cell>
          <table:table-cell/>
          <table:table-cell office:value-type="string">
            <text:p>(|2-1| + |2-1| + |2-4| + |2-3| + |1-2| + |3-4|)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4"/>
          <table:table-cell table:style-name="ce4" office:value-type="string">
            <text:p>Atrás</text:p>
          </table:table-cell>
          <table:table-cell table:style-name="ce13" office:value-type="string">
            <text:p>(C3)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2">
            <text:p>2</text:p>
          </table:table-cell>
          <table:table-cell table:style-name="ce13" office:value-type="string">
            <text:p>(C3)</text:p>
          </table:table-cell>
          <table:table-cell table:style-name="ce31" office:value-type="string">
            <text:p>Delante</text:p>
          </table:table-cell>
        </table:table-row>
        <table:table-row table:style-name="ro2">
          <table:table-cell/>
          <table:table-cell office:value-type="string">
            <text:p>Distancia entre c3 y c6</text:p>
          </table:table-cell>
          <table:table-cell/>
          <table:table-cell office:value-type="string">
            <text:p>(|2-3| + |2-1| + |2-2| + |2-2| + |1-2| + |3-2|)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"/>
          <table:table-cell table:style-name="ce4" office:value-type="string">
            <text:p>Poco</text:p>
          </table:table-cell>
          <table:table-cell table:style-name="ce13" office:value-type="string">
            <text:p>(C4)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2">
            <text:p>2</text:p>
          </table:table-cell>
          <table:table-cell table:style-name="ce13" office:value-type="string">
            <text:p>(C4)</text:p>
          </table:table-cell>
          <table:table-cell table:style-name="ce31" office:value-type="string">
            <text:p>Mucho</text:p>
          </table:table-cell>
        </table:table-row>
        <table:table-row table:style-name="ro2">
          <table:table-cell/>
          <table:table-cell office:value-type="string">
            <text:p>Distancia entre c4 y c5</text:p>
          </table:table-cell>
          <table:table-cell/>
          <table:table-cell office:value-type="string">
            <text:p>(|2-1| + |1-1| + |3-4| + |2-3| + |2-2| + |3-4|)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"/>
          <table:table-cell table:style-name="ce4" office:value-type="string">
            <text:p>Recta</text:p>
          </table:table-cell>
          <table:table-cell table:style-name="ce13" office:value-type="string">
            <text:p>(C5)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1">
            <text:p>1</text:p>
          </table:table-cell>
          <table:table-cell table:style-name="ce13" office:value-type="string">
            <text:p>(C5)</text:p>
          </table:table-cell>
          <table:table-cell table:style-name="ce31" office:value-type="string">
            <text:p>Curva</text:p>
          </table:table-cell>
        </table:table-row>
        <table:table-row table:style-name="ro2">
          <table:table-cell/>
          <table:table-cell office:value-type="string">
            <text:p>Distancia entre c4 y c6</text:p>
          </table:table-cell>
          <table:table-cell/>
          <table:table-cell office:value-type="string">
            <text:p>(|2-3| + |1-1| + |3-2| + |2-2| + |2-2| + |3-2|)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  <table:table-cell table:style-name="ce5" office:value-type="string">
            <text:p>Baja</text:p>
          </table:table-cell>
          <table:table-cell table:style-name="ce14" office:value-type="string">
            <text:p>(C6)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14" office:value-type="string">
            <text:p>(C6)</text:p>
          </table:table-cell>
          <table:table-cell table:style-name="ce32" office:value-type="string">
            <text:p>Alta</text:p>
          </table:table-cell>
        </table:table-row>
        <table:table-row table:style-name="ro3">
          <table:table-cell/>
          <table:table-cell office:value-type="string">
            <text:p>Distancia entre c5 y c6</text:p>
          </table:table-cell>
          <table:table-cell/>
          <table:table-cell office:value-type="string">
            <text:p>(|1-3| + |1-1| + |4-2| + |3-2| + |2-2| + |4-2|)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3">
          <table:table-cell table:number-columns-repeated="11"/>
          <table:table-cell office:value-type="string">
            <text:p>Distancia entre c1 y c2</text:p>
          </table:table-cell>
          <table:table-cell office:value-type="string">
            <text:p>(|2-3| + |2-3| + |2-3| + |1-3| + | 3-3| + |2-4|)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/>
          <table:table-cell table:style-name="ce7"/>
          <table:table-cell table:style-name="ce8" office:value-type="string">
            <text:p>c1</text:p>
          </table:table-cell>
          <table:table-cell table:style-name="ce8" office:value-type="string">
            <text:p>c2</text:p>
          </table:table-cell>
          <table:table-cell table:style-name="ce8" office:value-type="string">
            <text:p>c3</text:p>
          </table:table-cell>
          <table:table-cell table:style-name="ce8" office:value-type="string">
            <text:p>c4</text:p>
          </table:table-cell>
          <table:table-cell table:style-name="ce8" office:value-type="string">
            <text:p>c5</text:p>
          </table:table-cell>
          <table:table-cell table:style-name="ce8" office:value-type="string">
            <text:p>c6</text:p>
          </table:table-cell>
          <table:table-cell table:number-columns-repeated="3"/>
          <table:table-cell office:value-type="string">
            <text:p>Distancia entre c1 y c3</text:p>
          </table:table-cell>
          <table:table-cell office:value-type="string">
            <text:p>(|2-3| + |2-3| + |2-3| + |1-3| + |3-4| + |2-2|)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/>
          <table:table-cell table:style-name="ce8" office:value-type="string">
            <text:p>c1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4">
            <text:p>4</text:p>
          </table:table-cell>
          <table:table-cell table:number-columns-repeated="3"/>
          <table:table-cell office:value-type="string">
            <text:p>Distancia entre c1 y c4</text:p>
          </table:table-cell>
          <table:table-cell office:value-type="string">
            <text:p>(|2-3| + |2-4| + |2-2| + |1-3| + |3-3| + |2-2|)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/>
          <table:table-cell table:style-name="ce8" office:value-type="string">
            <text:p>c2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3">
            <text:p>3</text:p>
          </table:table-cell>
          <table:table-cell table:number-columns-repeated="3"/>
          <table:table-cell office:value-type="string">
            <text:p>Distancia entre c1 y c5</text:p>
          </table:table-cell>
          <table:table-cell office:value-type="string">
            <text:p>(|2-4| + |2-4| + |2-1| + |1-2| + |3-3| + |2-1|)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/>
          <table:table-cell table:style-name="ce8" office:value-type="string">
            <text:p>c3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4">
            <text:p>4</text:p>
          </table:table-cell>
          <table:table-cell table:number-columns-repeated="3"/>
          <table:table-cell office:value-type="string">
            <text:p>Distancia entre c1 y c6</text:p>
          </table:table-cell>
          <table:table-cell office:value-type="string">
            <text:p>(|2-2| + |2-4| + |2-3| + |1-3| + |3-3| + |2-3|)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/>
          <table:table-cell table:style-name="ce8" office:value-type="string">
            <text:p>c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number-columns-repeated="3"/>
          <table:table-cell office:value-type="string">
            <text:p>Distancia entre c2 y c3</text:p>
          </table:table-cell>
          <table:table-cell office:value-type="string">
            <text:p>(|2-3| + |2-3| + |2-3| + |2-3| + |2-4| + |1-2|)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/>
          <table:table-cell table:style-name="ce8" office:value-type="string">
            <text:p>c5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number-columns-repeated="3"/>
          <table:table-cell office:value-type="string">
            <text:p>Distancia entre c2 y c4</text:p>
          </table:table-cell>
          <table:table-cell office:value-type="string">
            <text:p>(|2-3| + |2-4| + |2-2| + |2-3| + |2-3| + |1-2|)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/>
          <table:table-cell table:style-name="ce8" office:value-type="string">
            <text:p>c6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number-columns-repeated="3"/>
          <table:table-cell office:value-type="string">
            <text:p>Distancia entre c2 y c5</text:p>
          </table:table-cell>
          <table:table-cell office:value-type="string">
            <text:p>(|2-4| + |2-4| + |2-1| + |2-2| + |2-3| + |1-1|)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table:number-columns-repeated="11"/>
          <table:table-cell office:value-type="string">
            <text:p>Distancia entre c2 y c6</text:p>
          </table:table-cell>
          <table:table-cell office:value-type="string">
            <text:p>(|2-2| + |2-4| + |2-3| + |2-3| + |2-3| + |1-3|)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table:number-columns-repeated="11"/>
          <table:table-cell office:value-type="string">
            <text:p>Distancia entre c3 y c4</text:p>
          </table:table-cell>
          <table:table-cell office:value-type="string">
            <text:p>(|2-3| + |2-4| + |2-2| + |2-3| + |1-3| + |3-2|)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table:number-columns-repeated="11"/>
          <table:table-cell office:value-type="string">
            <text:p>Distancia entre c3 y c5</text:p>
          </table:table-cell>
          <table:table-cell office:value-type="string">
            <text:p>(|2-4| + |2-4| + |2-1| + |2-2| + |1-3| + |3-1|)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table:number-columns-repeated="11"/>
          <table:table-cell office:value-type="string">
            <text:p>Distancia entre c3 y c6</text:p>
          </table:table-cell>
          <table:table-cell office:value-type="string">
            <text:p>(|2-2| + |2-4| + |2-3| + |2-3| + |1-3| + |3-3|)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table:number-columns-repeated="11"/>
          <table:table-cell office:value-type="string">
            <text:p>Distancia entre c4 y c5</text:p>
          </table:table-cell>
          <table:table-cell office:value-type="string">
            <text:p>(|2-4| + |1-4| + |3-1| + |2-2| + |2-3| + |3-1|)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table:number-columns-repeated="11"/>
          <table:table-cell office:value-type="string">
            <text:p>Distancia entre c4 y c6</text:p>
          </table:table-cell>
          <table:table-cell office:value-type="string">
            <text:p>(|2-2| + |1-4| + |3-3| + |2-3| + |2-3| + |3-3|)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table:number-columns-repeated="11"/>
          <table:table-cell office:value-type="string">
            <text:p>Distancia entre c5 y c6</text:p>
          </table:table-cell>
          <table:table-cell office:value-type="string">
            <text:p>(|1-2| + |1-4| + |4-3| + |3-3| + |2-3| + |4-3|)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5"/>
        </table:table-row>
        <table:table-row table:style-name="ro1" table:number-rows-repeated="6">
          <table:table-cell table:number-columns-repeated="21"/>
        </table:table-row>
        <table:table-row table:style-name="ro3">
          <table:table-cell/>
          <table:table-cell office:value-type="string">
            <text:p>Matriz de Distancia</text:p>
          </table:table-cell>
          <table:table-cell table:number-columns-repeated="19"/>
        </table:table-row>
        <table:table-row table:style-name="ro3">
          <table:table-cell/>
          <table:table-cell office:value-type="string">
            <text:p>Combinacion</text:p>
          </table:table-cell>
          <table:table-cell office:value-type="string">
            <text:p>Distancia</text:p>
          </table:table-cell>
          <table:table-cell office:value-type="string">
            <text:p>Combinacion</text:p>
          </table:table-cell>
          <table:table-cell office:value-type="string">
            <text:p>Distancia</text:p>
          </table:table-cell>
          <table:table-cell office:value-type="string">
            <text:p>Menor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c1-c2</text:p>
          </table:table-cell>
          <table:table-cell office:value-type="float" office:value="3">
            <text:p>3</text:p>
          </table:table-cell>
          <table:table-cell office:value-type="string">
            <text:p>c1-no c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c1-c3</text:p>
          </table:table-cell>
          <table:table-cell office:value-type="float" office:value="4">
            <text:p>4</text:p>
          </table:table-cell>
          <table:table-cell office:value-type="string">
            <text:p>c1- no c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c1-c4</text:p>
          </table:table-cell>
          <table:table-cell office:value-type="float" office:value="5">
            <text:p>5</text:p>
          </table:table-cell>
          <table:table-cell office:value-type="string">
            <text:p>c1- no c4</text:p>
          </table:table-cell>
          <table:table-cell table:number-columns-repeated="2" office:value-type="float" office:value="5">
            <text:p>5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c1-c5</text:p>
          </table:table-cell>
          <table:table-cell office:value-type="float" office:value="9">
            <text:p>9</text:p>
          </table:table-cell>
          <table:table-cell office:value-type="string">
            <text:p>c1- no c5</text:p>
          </table:table-cell>
          <table:table-cell table:number-columns-repeated="2" office:value-type="float" office:value="7">
            <text:p>7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c1-c6</text:p>
          </table:table-cell>
          <table:table-cell office:value-type="float" office:value="4">
            <text:p>4</text:p>
          </table:table-cell>
          <table:table-cell office:value-type="string">
            <text:p>c1-no c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c2-c3</text:p>
          </table:table-cell>
          <table:table-cell office:value-type="float" office:value="3">
            <text:p>3</text:p>
          </table:table-cell>
          <table:table-cell office:value-type="string">
            <text:p>c2-no c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c2-c4</text:p>
          </table:table-cell>
          <table:table-cell office:value-type="float" office:value="4">
            <text:p>4</text:p>
          </table:table-cell>
          <table:table-cell office:value-type="string">
            <text:p>c2-no c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c2-c5</text:p>
          </table:table-cell>
          <table:table-cell office:value-type="float" office:value="8">
            <text:p>8</text:p>
          </table:table-cell>
          <table:table-cell office:value-type="string">
            <text:p>c2-no c5</text:p>
          </table:table-cell>
          <table:table-cell table:number-columns-repeated="2" office:value-type="float" office:value="6">
            <text:p>6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c2-c6</text:p>
          </table:table-cell>
          <table:table-cell office:value-type="float" office:value="3">
            <text:p>3</text:p>
          </table:table-cell>
          <table:table-cell office:value-type="string">
            <text:p>c2-no c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c3-c4</text:p>
          </table:table-cell>
          <table:table-cell office:value-type="float" office:value="3">
            <text:p>3</text:p>
          </table:table-cell>
          <table:table-cell office:value-type="string">
            <text:p>c3-no c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c3-c5</text:p>
          </table:table-cell>
          <table:table-cell office:value-type="float" office:value="7">
            <text:p>7</text:p>
          </table:table-cell>
          <table:table-cell office:value-type="string">
            <text:p>c3-no c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c3-c6</text:p>
          </table:table-cell>
          <table:table-cell office:value-type="float" office:value="4">
            <text:p>4</text:p>
          </table:table-cell>
          <table:table-cell office:value-type="string">
            <text:p>c3-no c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c4-c5</text:p>
          </table:table-cell>
          <table:table-cell office:value-type="float" office:value="4">
            <text:p>4</text:p>
          </table:table-cell>
          <table:table-cell office:value-type="string">
            <text:p>c4-no c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c4-c6</text:p>
          </table:table-cell>
          <table:table-cell office:value-type="float" office:value="3">
            <text:p>3</text:p>
          </table:table-cell>
          <table:table-cell office:value-type="string">
            <text:p>c4-no c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c5-c6</text:p>
          </table:table-cell>
          <table:table-cell office:value-type="float" office:value="7">
            <text:p>7</text:p>
          </table:table-cell>
          <table:table-cell office:value-type="string">
            <text:p>c5-no c6</text:p>
          </table:table-cell>
          <table:table-cell table:number-columns-repeated="2" office:value-type="float" office:value="7">
            <text:p>7</text:p>
          </table:table-cell>
          <table:table-cell table:number-columns-repeated="15"/>
        </table:table-row>
        <table:table-row table:style-name="ro1" table:number-rows-repeated="2">
          <table:table-cell table:number-columns-repeated="21"/>
        </table:table-row>
        <table:table-row table:style-name="ro3">
          <table:table-cell/>
          <table:table-cell office:value-type="string">
            <text:p>Tipo de caracteristica</text:p>
          </table:table-cell>
          <table:table-cell table:number-columns-repeated="19"/>
        </table:table-row>
        <table:table-row table:style-name="ro3">
          <table:table-cell/>
          <table:table-cell office:value-type="string">
            <text:p>Caracteristica</text:p>
          </table:table-cell>
          <table:table-cell office:value-type="string">
            <text:p>Positivos</text:p>
          </table:table-cell>
          <table:table-cell office:value-type="string">
            <text:p>Negativos</text:p>
          </table:table-cell>
          <table:table-cell office:value-type="string">
            <text:p>Prevalece</text:p>
          </table:table-cell>
          <table:table-cell table:number-columns-repeated="16"/>
        </table:table-row>
        <table:table-row table:style-name="ro3">
          <table:table-cell/>
          <table:table-cell office:value-type="string">
            <text:p>c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Positivo</text:p>
          </table:table-cell>
          <table:table-cell table:number-columns-repeated="16"/>
        </table:table-row>
        <table:table-row table:style-name="ro3">
          <table:table-cell/>
          <table:table-cell office:value-type="string">
            <text:p>c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sitivo</text:p>
          </table:table-cell>
          <table:table-cell table:number-columns-repeated="16"/>
        </table:table-row>
        <table:table-row table:style-name="ro3">
          <table:table-cell/>
          <table:table-cell office:value-type="string">
            <text:p>c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sitivo</text:p>
          </table:table-cell>
          <table:table-cell table:number-columns-repeated="16"/>
        </table:table-row>
        <table:table-row table:style-name="ro3">
          <table:table-cell/>
          <table:table-cell office:value-type="string">
            <text:p>c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sitivo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c5</text:p>
          </table:table-cell>
          <table:table-cell table:number-columns-repeated="2"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c6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style-name="ce7"/>
          <table:table-cell table:style-name="ce8" office:value-type="string">
            <text:p>c1</text:p>
          </table:table-cell>
          <table:table-cell table:style-name="ce8" office:value-type="string">
            <text:p>c2</text:p>
          </table:table-cell>
          <table:table-cell table:style-name="ce8" office:value-type="string">
            <text:p>c3</text:p>
          </table:table-cell>
          <table:table-cell table:style-name="ce8" office:value-type="string">
            <text:p>c4</text:p>
          </table:table-cell>
          <table:table-cell table:style-name="ce8" office:value-type="string">
            <text:p>c5</text:p>
          </table:table-cell>
          <table:table-cell table:style-name="ce8" office:value-type="string">
            <text:p>c6</text:p>
          </table:table-cell>
          <table:table-cell table:number-columns-repeated="13"/>
        </table:table-row>
        <table:table-row table:style-name="ro1">
          <table:table-cell/>
          <table:table-cell table:style-name="ce8" office:value-type="string">
            <text:p>c1</text:p>
          </table:table-cell>
          <table:table-cell table:style-name="ce7"/>
          <table:table-cell table:style-name="ce22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4">
            <text:p>4</text:p>
          </table:table-cell>
          <table:table-cell table:number-columns-repeated="13"/>
        </table:table-row>
        <table:table-row table:style-name="ro1">
          <table:table-cell/>
          <table:table-cell table:style-name="ce8" office:value-type="string">
            <text:p>c2</text:p>
          </table:table-cell>
          <table:table-cell table:style-name="ce7" table:number-columns-repeated="2"/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3">
            <text:p>3</text:p>
          </table:table-cell>
          <table:table-cell table:number-columns-repeated="13"/>
        </table:table-row>
        <table:table-row table:style-name="ro1">
          <table:table-cell/>
          <table:table-cell table:style-name="ce8" office:value-type="string">
            <text:p>c3</text:p>
          </table:table-cell>
          <table:table-cell table:style-name="ce7" table:number-columns-repeated="3"/>
          <table:table-cell table:style-name="ce7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4">
            <text:p>4</text:p>
          </table:table-cell>
          <table:table-cell table:number-columns-repeated="13"/>
        </table:table-row>
        <table:table-row table:style-name="ro1">
          <table:table-cell/>
          <table:table-cell table:style-name="ce8" office:value-type="string">
            <text:p>c4</text:p>
          </table:table-cell>
          <table:table-cell table:style-name="ce7" table:number-columns-repeated="4"/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number-columns-repeated="13"/>
        </table:table-row>
        <table:table-row table:style-name="ro1">
          <table:table-cell/>
          <table:table-cell table:style-name="ce8" office:value-type="string">
            <text:p>c5</text:p>
          </table:table-cell>
          <table:table-cell table:style-name="ce7" table:number-columns-repeated="5"/>
          <table:table-cell table:style-name="ce7" office:value-type="float" office:value="7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8" office:value-type="string">
            <text:p>c6</text:p>
          </table:table-cell>
          <table:table-cell table:style-name="ce7" table:number-columns-repeated="6"/>
          <table:table-cell table:number-columns-repeated="13"/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style-name="ce7"/>
          <table:table-cell table:style-name="ce8" office:value-type="string">
            <text:p>c1-c2</text:p>
          </table:table-cell>
          <table:table-cell table:style-name="ce8" office:value-type="string">
            <text:p>c3 </text:p>
          </table:table-cell>
          <table:table-cell table:style-name="ce8" office:value-type="string">
            <text:p>c4</text:p>
          </table:table-cell>
          <table:table-cell table:style-name="ce8" office:value-type="string">
            <text:p>c5</text:p>
          </table:table-cell>
          <table:table-cell table:style-name="ce8" office:value-type="string">
            <text:p>c6</text:p>
          </table:table-cell>
          <table:table-cell table:number-columns-repeated="14"/>
        </table:table-row>
        <table:table-row table:style-name="ro1">
          <table:table-cell/>
          <table:table-cell table:style-name="ce8" office:value-type="string">
            <text:p>c1-c2</text:p>
          </table:table-cell>
          <table:table-cell table:style-name="ce7"/>
          <table:table-cell table:style-name="ce22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3">
            <text:p>3</text:p>
          </table:table-cell>
          <table:table-cell table:number-columns-repeated="14"/>
        </table:table-row>
        <table:table-row table:style-name="ro1">
          <table:table-cell/>
          <table:table-cell table:style-name="ce8" office:value-type="string">
            <text:p>c3</text:p>
          </table:table-cell>
          <table:table-cell table:style-name="ce7" table:number-columns-repeated="2"/>
          <table:table-cell table:style-name="ce7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4">
            <text:p>4</text:p>
          </table:table-cell>
          <table:table-cell table:number-columns-repeated="14"/>
        </table:table-row>
        <table:table-row table:style-name="ro1">
          <table:table-cell/>
          <table:table-cell table:style-name="ce8" office:value-type="string">
            <text:p>c4</text:p>
          </table:table-cell>
          <table:table-cell table:style-name="ce7" table:number-columns-repeated="3"/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number-columns-repeated="14"/>
        </table:table-row>
        <table:table-row table:style-name="ro1">
          <table:table-cell/>
          <table:table-cell table:style-name="ce8" office:value-type="string">
            <text:p>c5</text:p>
          </table:table-cell>
          <table:table-cell table:style-name="ce7" table:number-columns-repeated="4"/>
          <table:table-cell table:style-name="ce7" office:value-type="float" office:value="7">
            <text:p>7</text:p>
          </table:table-cell>
          <table:table-cell table:number-columns-repeated="14"/>
        </table:table-row>
        <table:table-row table:style-name="ro1">
          <table:table-cell/>
          <table:table-cell table:style-name="ce8" office:value-type="string">
            <text:p>c6</text:p>
          </table:table-cell>
          <table:table-cell table:style-name="ce7" table:number-columns-repeated="5"/>
          <table:table-cell table:number-columns-repeated="14"/>
        </table:table-row>
        <table:table-row table:style-name="ro1">
          <table:table-cell/>
          <table:table-cell table:style-name="ce9"/>
          <table:table-cell table:style-name="ce15" table:number-columns-repeated="5"/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style-name="ce7"/>
          <table:table-cell table:style-name="ce8" office:value-type="string">
            <text:p>(c1-c2)-c3</text:p>
          </table:table-cell>
          <table:table-cell table:style-name="ce8" office:value-type="string">
            <text:p>c4</text:p>
          </table:table-cell>
          <table:table-cell table:style-name="ce8" office:value-type="string">
            <text:p>c5</text:p>
          </table:table-cell>
          <table:table-cell table:style-name="ce8" office:value-type="string">
            <text:p>c6</text:p>
          </table:table-cell>
          <table:table-cell table:number-columns-repeated="15"/>
        </table:table-row>
        <table:table-row table:style-name="ro1">
          <table:table-cell/>
          <table:table-cell table:style-name="ce8" office:value-type="string">
            <text:p>(c1-c2)-c3</text:p>
          </table:table-cell>
          <table:table-cell table:style-name="ce7"/>
          <table:table-cell table:style-name="ce23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3">
            <text:p>3</text:p>
          </table:table-cell>
          <table:table-cell table:number-columns-repeated="15"/>
        </table:table-row>
        <table:table-row table:style-name="ro1">
          <table:table-cell/>
          <table:table-cell table:style-name="ce8" office:value-type="string">
            <text:p>c4</text:p>
          </table:table-cell>
          <table:table-cell table:style-name="ce7" table:number-columns-repeated="2"/>
          <table:table-cell table:style-name="ce7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number-columns-repeated="15"/>
        </table:table-row>
        <table:table-row table:style-name="ro1">
          <table:table-cell/>
          <table:table-cell table:style-name="ce8" office:value-type="string">
            <text:p>c5</text:p>
          </table:table-cell>
          <table:table-cell table:style-name="ce7" table:number-columns-repeated="3"/>
          <table:table-cell table:style-name="ce7" office:value-type="float" office:value="7">
            <text:p>7</text:p>
          </table:table-cell>
          <table:table-cell table:number-columns-repeated="15"/>
        </table:table-row>
        <table:table-row table:style-name="ro1">
          <table:table-cell/>
          <table:table-cell table:style-name="ce8" office:value-type="string">
            <text:p>c6</text:p>
          </table:table-cell>
          <table:table-cell table:style-name="ce7" table:number-columns-repeated="4"/>
          <table:table-cell table:number-columns-repeated="15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table:style-name="ce7"/>
          <table:table-cell table:style-name="ce8" office:value-type="string">
            <text:p>(c1-c2)-c3</text:p>
          </table:table-cell>
          <table:table-cell table:style-name="ce8" office:value-type="string">
            <text:p>c4-c6</text:p>
          </table:table-cell>
          <table:table-cell table:style-name="ce8" office:value-type="string">
            <text:p>c5</text:p>
          </table:table-cell>
          <table:table-cell table:number-columns-repeated="16"/>
        </table:table-row>
        <table:table-row table:style-name="ro1">
          <table:table-cell/>
          <table:table-cell table:style-name="ce8" office:value-type="string">
            <text:p>(c1-c2)-c3</text:p>
          </table:table-cell>
          <table:table-cell table:style-name="ce7"/>
          <table:table-cell table:style-name="ce22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number-columns-repeated="16"/>
        </table:table-row>
        <table:table-row table:style-name="ro1">
          <table:table-cell/>
          <table:table-cell table:style-name="ce8" office:value-type="string">
            <text:p>c4-c6</text:p>
          </table:table-cell>
          <table:table-cell table:style-name="ce7" table:number-columns-repeated="2"/>
          <table:table-cell table:style-name="ce7" office:value-type="float" office:value="4">
            <text:p>4</text:p>
          </table:table-cell>
          <table:table-cell table:number-columns-repeated="16"/>
        </table:table-row>
        <table:table-row table:style-name="ro1">
          <table:table-cell/>
          <table:table-cell table:style-name="ce8" office:value-type="string">
            <text:p>c5</text:p>
          </table:table-cell>
          <table:table-cell table:style-name="ce7" table:number-columns-repeated="3"/>
          <table:table-cell table:number-columns-repeated="16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table:style-name="ce7"/>
          <table:table-cell table:style-name="ce8" office:value-type="string">
            <text:p>((c1-c2)-c3) – (c4-c6)</text:p>
          </table:table-cell>
          <table:table-cell table:style-name="ce8" office:value-type="string">
            <text:p>c5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>
            <text:p>((c1-c2)-c3) – (c4-c6)</text:p>
          </table:table-cell>
          <table:table-cell table:style-name="ce7"/>
          <table:table-cell table:style-name="ce22" office:value-type="float" office:value="4">
            <text:p>4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>
            <text:p>c5</text:p>
          </table:table-cell>
          <table:table-cell table:style-name="ce7" table:number-columns-repeated="2"/>
          <table:table-cell table:number-columns-repeated="17"/>
        </table:table-row>
        <table:table-row table:style-name="ro1" table:number-rows-repeated="2">
          <table:table-cell table:number-columns-repeated="21"/>
        </table:table-row>
        <table:table-row table:style-name="ro2">
          <table:table-cell/>
          <table:table-cell table:style-name="ce6" office:value-type="string">
            <text:p>Se reduce a: </text:p>
          </table:table-cell>
          <table:table-cell table:style-name="ce16" office:value-type="string">
            <text:p>(((c1-c2)-c3) – (c4-c6)) – c5</text:p>
          </table:table-cell>
          <table:table-cell table:number-columns-repeated="18"/>
        </table:table-row>
        <table:table-row table:style-name="ro1" table:number-rows-repeated="2">
          <table:table-cell table:number-columns-repeated="21"/>
        </table:table-row>
        <table:table-row table:style-name="ro3">
          <table:table-cell/>
          <table:table-cell office:value-type="string">
            <text:p>Arbol Ordenado de Caracteristicas:</text:p>
          </table:table-cell>
          <table:table-cell table:number-columns-repeated="1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07/17/2012</text:date>, <text:time>20:0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17T18:19:08</meta:creation-date>
    <dc:date>2012-07-17T20:07:01</dc:date>
    <meta:editing-duration>PT01H15M31S</meta:editing-duration>
    <meta:editing-cycles>15</meta:editing-cycles>
    <meta:generator>OpenOffice.org/3.2$Linux OpenOffice.org_project/320m12$Build-9483</meta:generator>
    <meta:document-statistic meta:table-count="3" meta:cell-count="488" meta:object-count="0"/>
  </office:meta>
</office:document-meta>
</file>